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stem" svg:font-family="System"/>
    <style:font-face style:name="System1" svg:font-family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Extrémités_20_de_20_flèche_20_54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588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7cm" fo:min-width="0.364cm" fo:padding-top="0.142cm" fo:padding-bottom="0.142cm" fo:padding-left="0.267cm" fo:padding-right="0.267cm" fo:wrap-option="wrap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Extrémités_20_de_20_flèche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Extrémités_20_de_20_flèche_20_4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Extrémités_20_de_20_flèche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7cm" fo:min-width="0.365cm" fo:padding-top="0.142cm" fo:padding-bottom="0.142cm" fo:padding-left="0.267cm" fo:padding-right="0.267cm" fo:wrap-option="wrap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Extrémités_20_de_20_flèche_20_10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Extrémités_20_de_20_flèche_20_1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85cm" fo:min-width="0.4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85cm" fo:min-width="0.439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Extrémités_20_de_20_flèche_20_17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252cm" draw:marker-end="Extrémités_20_de_20_flèche_20_18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252cm" draw:marker-end="Extrémités_20_de_20_flèche_20_19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="Extrémités_20_de_20_flèche_20_20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Extrémités_20_de_20_flèche_20_21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Extrémités_20_de_20_flèche_20_22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Extrémités_20_de_20_flèche_20_23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="Extrémités_20_de_20_flèche_20_24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Extrémités_20_de_20_flèche_20_25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draw:marker-start-width="0.252cm" draw:marker-end="Extrémités_20_de_20_flèche_20_26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draw:marker-start-width="0.252cm" draw:marker-end="Extrémités_20_de_20_flèche_20_27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draw:marker-start-width="0.252cm" draw:marker-end="Extrémités_20_de_20_flèche_20_28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draw:marker-start-width="0.252cm" draw:marker-end="Extrémités_20_de_20_flèche_20_29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="Extrémités_20_de_20_flèche_20_32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draw:marker-start-width="0.252cm" draw:marker-end="Extrémités_20_de_20_flèche_20_33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Extrémités_20_de_20_flèche_20_34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draw:marker-start-width="0.252cm" draw:marker-end="Extrémités_20_de_20_flèche_20_35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-color="#000000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="Extrémités_20_de_20_flèche_20_36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draw:marker-start-width="0.252cm" draw:marker-end="Extrémités_20_de_20_flèche_20_37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draw:marker-start-width="0.252cm" draw:marker-end="Extrémités_20_de_20_flèche_20_39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2cm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Extrémités_20_de_20_flèche_20_40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draw:marker-start-width="0.252cm" draw:marker-end="Extrémités_20_de_20_flèche_20_41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draw:stroke="dash" draw:stroke-dash="Double_20_Dash_20__28_Rounded_29_" svg:stroke-width="0.035cm" draw:marker-start-width="0.252cm" draw:marker-end="Extrémités_20_de_20_flèche_20_41" draw:marker-end-width="0.352cm" svg:stroke-linecap="round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6cm" fo:min-width="0.33cm" fo:padding-top="0.142cm" fo:padding-bottom="0.142cm" fo:padding-left="0.267cm" fo:padding-right="0.267cm" fo:wrap-option="wrap"/>
      <style:paragraph-properties style:writing-mode="lr-tb"/>
    </style:style>
    <style:style style:name="gr40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816cm" fo:min-width="0.406cm" fo:padding-top="0.142cm" fo:padding-bottom="0.142cm" fo:padding-left="0.267cm" fo:padding-right="0.267cm"/>
      <style:paragraph-properties style:writing-mode="lr-tb"/>
    </style:style>
    <style:style style:name="gr41" style:family="graphic" style:parent-style-name="objectwithoutfill">
      <style:graphic-properties svg:stroke-width="0.035cm" draw:marker-start-width="0.252cm" draw:marker-end="Extrémités_20_de_20_flèche_20_42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draw:marker-start-width="0.252cm" draw:marker-end="Extrémités_20_de_20_flèche_20_47" draw:marker-end-width="0.3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draw:marker-start-width="0.252cm" draw:marker-end="Extrémités_20_de_20_flèche_20_48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draw:marker-start-width="0.252cm" draw:marker-end="Extrémités_20_de_20_flèche_20_49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draw:marker-start-width="0.252cm" draw:marker-end="Extrémités_20_de_20_flèche_20_50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draw:marker-start-width="0.252cm" draw:marker-end="Extrémités_20_de_20_flèche_20_51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159cm" svg:stroke-color="#c921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svg:stroke-width="0.035cm" draw:marker-start-width="0.252cm" draw:marker-end="Extrémités_20_de_20_flèche_20_52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316cm" fo:min-width="0.066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vertical-align="middle" fo:min-height="0.65cm"/>
      <style:paragraph-properties style:writing-mode="lr-tb"/>
    </style:style>
    <style:style style:name="gr51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6cm" fo:min-width="0.331cm" fo:padding-top="0.142cm" fo:padding-bottom="0.142cm" fo:padding-left="0.267cm" fo:padding-right="0.267cm" fo:wrap-option="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style:font-name="System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40pt" style:font-size-asian="40pt" style:font-size-complex="40pt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System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text-position="33% 58%" fo:font-size="11pt" style:font-size-asian="11pt" style:font-size-complex="11pt"/>
    </style:style>
    <style:style style:name="T7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c9211e" loext:opacity="100%" style:text-position="33% 58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8.11cm" svg:y1="10.8cm" svg:x2="9.919cm" svg:y2="12.75cm" draw:start-shape="id1" draw:start-glue-point="8" draw:end-shape="id2" draw:end-glue-point="6" svg:d="M8110 10800v1950h1809" svg:viewBox="0 0 1810 1951">
          <text:p/>
        </draw:connector>
        <draw:connector draw:style-name="gr1" draw:text-style-name="P1" draw:layer="layout" svg:x1="12.926cm" svg:y1="10.8cm" svg:x2="14.758cm" svg:y2="12.75cm" draw:start-shape="id3" draw:start-glue-point="8" draw:end-shape="id4" draw:end-glue-point="6" svg:d="M12926 10800v1950h1832" svg:viewBox="0 0 1833 1951">
          <text:p/>
        </draw:connector>
        <draw:frame draw:style-name="gr2" draw:text-style-name="P3" draw:layer="layout" svg:width="19cm" svg:height="1.838cm" svg:x="1cm" svg:y="1.5cm">
          <draw:text-box>
            <text:p><text:span text:style-name="T1">h</text:span><text:span text:style-name="T1">0</text:span><text:span text:style-name="T1">0</text:span><text:span text:style-name="T1"> </text:span><text:span text:style-name="T1">h</text:span><text:span text:style-name="T1">0</text:span><text:span text:style-name="T1">1</text:span><text:span text:style-name="T1"> </text:span><text:span text:style-name="T1">h</text:span><text:span text:style-name="T1">0</text:span><text:span text:style-name="T1">2</text:span><text:span text:style-name="T1"> </text:span><text:span text:style-name="T1">h</text:span><text:span text:style-name="T1">0</text:span><text:span text:style-name="T1">3</text:span><text:span text:style-name="T1"> </text:span><text:span text:style-name="T1">h</text:span><text:span text:style-name="T1">0</text:span><text:span text:style-name="T1">4</text:span><text:span text:style-name="T1"> </text:span><text:span text:style-name="T1">h</text:span><text:span text:style-name="T1">0</text:span><text:span text:style-name="T1">5</text:span><text:span text:style-name="T1"> </text:span><text:span text:style-name="T1">h</text:span><text:span text:style-name="T1">0</text:span><text:span text:style-name="T1">6</text:span><text:span text:style-name="T1"> </text:span><text:span text:style-name="T1">h</text:span><text:span text:style-name="T1">0</text:span><text:span text:style-name="T1">7</text:span><text:span text:style-name="T1"> </text:span><text:span text:style-name="T1">h</text:span><text:span text:style-name="T1">0</text:span><text:span text:style-name="T1">8</text:span><text:span text:style-name="T1"> </text:span><text:span text:style-name="T1">h</text:span><text:span text:style-name="T1">0</text:span><text:span text:style-name="T1">9</text:span><text:span text:style-name="T1"> </text:span><text:span text:style-name="T1">h</text:span><text:span text:style-name="T1">1</text:span><text:span text:style-name="T1">0</text:span><text:span text:style-name="T1"> </text:span><text:span text:style-name="T1">h</text:span><text:span text:style-name="T1">1</text:span><text:span text:style-name="T1">1</text:span><text:span text:style-name="T1"> </text:span><text:span text:style-name="T1">h</text:span><text:span text:style-name="T1">1</text:span><text:span text:style-name="T1">2</text:span><text:span text:style-name="T1"> </text:span><text:span text:style-name="T1">h</text:span><text:span text:style-name="T1">1</text:span><text:span text:style-name="T1">3</text:span><text:span text:style-name="T1"> </text:span><text:span text:style-name="T1">h</text:span><text:span text:style-name="T1">1</text:span><text:span text:style-name="T1">4</text:span><text:span text:style-name="T1"> </text:span><text:span text:style-name="T1">h</text:span><text:span text:style-name="T1">1</text:span><text:span text:style-name="T1">5</text:span><text:span text:style-name="T1"> </text:span><text:span text:style-name="T1">h</text:span><text:span text:style-name="T1">1</text:span><text:span text:style-name="T1">6</text:span><text:span text:style-name="T1"> </text:span><text:span text:style-name="T1">h</text:span><text:span text:style-name="T1">1</text:span><text:span text:style-name="T1">7</text:span><text:span text:style-name="T1"> </text:span><text:span text:style-name="T1">h</text:span><text:span text:style-name="T1">1</text:span><text:span text:style-name="T1">8</text:span></text:p>
            <text:p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1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x</text:span></text:p>
            <text:p text:style-name="P2"><text:span text:style-name="T1">h</text:span><text:span text:style-name="T1">0</text:span><text:span text:style-name="T1">0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2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4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6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8</text:span><text:span text:style-name="T1"> </text:span><text:span text:style-name="T1">h</text:span><text:span text:style-name="T1">0</text:span><text:span text:style-name="T1">9</text:span><text:span text:style-name="T1"> </text:span><text:span text:style-name="T1">h</text:span><text:span text:style-name="T1">0</text:span><text:span text:style-name="T1">8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6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4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2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h</text:span><text:span text:style-name="T1">0</text:span><text:span text:style-name="T1">0</text:span></text:p>
          </draw:text-box>
        </draw:frame>
        <draw:custom-shape draw:style-name="gr3" draw:text-style-name="P4" xml:id="id6" draw:id="id6" draw:layer="layout" svg:width="1.222cm" svg:height="1.3cm" svg:x="5.037cm" svg:y="9.5cm">
          <text:p text:style-name="P4"><text:span text:style-name="T2">h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222cm" svg:height="1.3cm" svg:x="7.499cm" svg:y="9.5cm">
          <text:p text:style-name="P4"><text:span text:style-name="T2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222cm" svg:height="1.3cm" svg:x="9.895cm" svg:y="9.5cm">
          <text:p text:style-name="P4"><text:span text:style-name="T2">h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22cm" svg:height="1.3cm" svg:x="12.315cm" svg:y="9.5cm">
          <text:p text:style-name="P4"><text:span text:style-name="T2">h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222cm" svg:height="1.3cm" svg:x="14.735cm" svg:y="9.5cm">
          <text:p text:style-name="P4"><text:span text:style-name="T2">h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1.222cm" svg:height="1.3cm" svg:x="5.037cm" svg:y="6.701cm">
          <text:p text:style-name="P5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1.222cm" svg:height="1.3cm" svg:x="7.476cm" svg:y="6.701cm">
          <text:p text:style-name="P5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8" draw:id="id8" draw:layer="layout" svg:width="1.222cm" svg:height="1.3cm" svg:x="9.896cm" svg:y="6.701cm">
          <text:p text:style-name="P5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0" draw:id="id10" draw:layer="layout" svg:width="1.222cm" svg:height="1.3cm" svg:x="12.316cm" svg:y="6.701cm">
          <text:p text:style-name="P5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1" draw:id="id11" draw:layer="layout" svg:width="1.222cm" svg:height="1.3cm" svg:x="14.736cm" svg:y="6.701cm">
          <text:p text:style-name="P5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648cm" svg:y1="8.001cm" svg:x2="5.648cm" svg:y2="9.5cm" draw:start-shape="id5" draw:start-glue-point="8" draw:end-shape="id6" draw:end-glue-point="4" svg:d="M5648 8001v1499" svg:viewBox="0 0 1 1500">
          <text:p/>
        </draw:connector>
        <draw:connector draw:style-name="gr5" draw:text-style-name="P1" draw:layer="layout" draw:type="line" svg:x1="8.087cm" svg:y1="8.001cm" svg:x2="8.11cm" svg:y2="9.5cm" draw:start-shape="id7" draw:start-glue-point="8" draw:end-shape="id1" draw:end-glue-point="4" svg:d="M8087 8001l23 1499" svg:viewBox="0 0 24 1500">
          <text:p/>
        </draw:connector>
        <draw:connector draw:style-name="gr6" draw:text-style-name="P1" draw:layer="layout" draw:type="line" svg:x1="10.507cm" svg:y1="8.001cm" svg:x2="10.506cm" svg:y2="9.5cm" draw:start-shape="id8" draw:start-glue-point="8" draw:end-shape="id9" draw:end-glue-point="4" svg:d="M10507 8001l-1 1499" svg:viewBox="0 0 2 1500">
          <text:p/>
        </draw:connector>
        <draw:connector draw:style-name="gr7" draw:text-style-name="P1" draw:layer="layout" draw:type="line" svg:x1="12.927cm" svg:y1="8.001cm" svg:x2="12.926cm" svg:y2="9.5cm" draw:start-shape="id10" draw:start-glue-point="8" draw:end-shape="id3" draw:end-glue-point="4" svg:d="M12927 8001l-1 1499" svg:viewBox="0 0 2 1500">
          <text:p/>
        </draw:connector>
        <draw:connector draw:style-name="gr8" draw:text-style-name="P1" draw:layer="layout" draw:type="line" svg:x1="15.347cm" svg:y1="8.001cm" svg:x2="15.346cm" svg:y2="9.5cm" draw:start-shape="id11" draw:start-glue-point="8" draw:end-shape="id12" draw:end-glue-point="4" svg:d="M15347 8001l-1 1499" svg:viewBox="0 0 2 1500">
          <text:p/>
        </draw:connector>
        <draw:custom-shape draw:style-name="gr9" draw:text-style-name="P6" xml:id="id2" draw:id="id2" draw:layer="layout" svg:width="1.221cm" svg:height="1.3cm" svg:x="9.919cm" svg:y="12.1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22cm" svg:height="1.3cm" svg:x="14.758cm" svg:y="12.1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8" draw:id="id28" draw:layer="layout" svg:width="1.222cm" svg:height="1.3cm" svg:x="17.178cm" svg:y="19.2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506cm" svg:y1="10.8cm" svg:x2="10.53cm" svg:y2="12.1cm" draw:start-shape="id9" draw:start-glue-point="8" draw:end-shape="id2" draw:end-glue-point="4" svg:d="M10506 10800l24 1300" svg:viewBox="0 0 25 1301">
          <text:p/>
        </draw:connector>
        <draw:connector draw:style-name="gr11" draw:text-style-name="P1" draw:layer="layout" draw:type="line" svg:x1="15.346cm" svg:y1="10.8cm" svg:x2="15.369cm" svg:y2="12.1cm" draw:start-shape="id12" draw:start-glue-point="8" draw:end-shape="id4" draw:end-glue-point="4" svg:d="M15346 10800l23 1300" svg:viewBox="0 0 24 1301">
          <text:p/>
        </draw:connector>
        <draw:custom-shape draw:style-name="gr12" draw:text-style-name="P7" xml:id="id13" draw:id="id13" draw:layer="layout" svg:width="0.94cm" svg:height="1.1cm" svg:x="5.243cm" svg:y="5cm">
          <text:p text:style-name="P7"><text:span text:style-name="T5">z</text:span><text:span text:style-name="T6">-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4" draw:id="id14" draw:layer="layout" svg:width="0.94cm" svg:height="1.1cm" svg:x="7.593cm" svg:y="5cm">
          <text:p text:style-name="P7"><text:span text:style-name="T5">z</text:span><text:span text:style-name="T6">-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5" draw:id="id15" draw:layer="layout" svg:width="0.94cm" svg:height="1.1cm" svg:x="10.036cm" svg:y="5cm">
          <text:p text:style-name="P7"><text:span text:style-name="T5">z</text:span><text:span text:style-name="T6">-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6" draw:id="id16" draw:layer="layout" svg:width="0.939cm" svg:height="1.1cm" svg:x="12.386cm" svg:y="5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7" draw:id="id17" draw:layer="layout" svg:width="0.94cm" svg:height="1.1cm" svg:x="14.923cm" svg:y="5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1" draw:id="id21" draw:layer="layout" svg:width="0.94cm" svg:height="1.1cm" svg:x="7.593cm" svg:y="3.6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0" draw:id="id20" draw:layer="layout" svg:width="0.94cm" svg:height="1.1cm" svg:x="10.036cm" svg:y="3.6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19" draw:id="id19" draw:layer="layout" svg:width="0.939cm" svg:height="1.1cm" svg:x="12.386cm" svg:y="3.6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8" draw:id="id18" draw:layer="layout" svg:width="0.94cm" svg:height="1.1cm" svg:x="14.923cm" svg:y="3.6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6.183cm" svg:y1="5.55cm" svg:x2="7.593cm" svg:y2="5.55cm" draw:start-shape="id13" draw:start-glue-point="1" draw:end-shape="id14" draw:end-glue-point="3" svg:d="M6183 5550h1410" svg:viewBox="0 0 1411 1">
          <text:p/>
        </draw:connector>
        <draw:connector draw:style-name="gr15" draw:text-style-name="P1" draw:layer="layout" draw:type="line" svg:x1="8.533cm" svg:y1="5.55cm" svg:x2="10.036cm" svg:y2="5.55cm" draw:start-shape="id14" draw:start-glue-point="1" draw:end-shape="id15" draw:end-glue-point="3" svg:d="M8533 5550h1503" svg:viewBox="0 0 1504 1">
          <text:p/>
        </draw:connector>
        <draw:connector draw:style-name="gr16" draw:text-style-name="P1" draw:layer="layout" draw:type="line" svg:x1="10.976cm" svg:y1="5.55cm" svg:x2="12.386cm" svg:y2="5.55cm" draw:start-shape="id15" draw:start-glue-point="1" draw:end-shape="id16" draw:end-glue-point="3" svg:d="M10976 5550h1410" svg:viewBox="0 0 1411 1">
          <text:p/>
        </draw:connector>
        <draw:connector draw:style-name="gr17" draw:text-style-name="P1" draw:layer="layout" draw:type="line" svg:x1="13.325cm" svg:y1="5.55cm" svg:x2="14.923cm" svg:y2="5.55cm" draw:start-shape="id16" draw:start-glue-point="1" draw:end-shape="id17" draw:end-glue-point="3" svg:d="M13325 5550h1598" svg:viewBox="0 0 1599 1">
          <text:p/>
        </draw:connector>
        <draw:connector draw:style-name="gr18" draw:text-style-name="P1" draw:layer="layout" draw:line-skew="0.04cm" svg:x1="15.863cm" svg:y1="5.55cm" svg:x2="15.958cm" svg:y2="7.351cm" draw:start-shape="id17" draw:start-glue-point="1" draw:end-shape="id11" draw:end-glue-point="10" svg:d="M15863 5550h654v1801h-559" svg:viewBox="0 0 655 1802">
          <text:p/>
        </draw:connector>
        <draw:connector draw:style-name="gr19" draw:text-style-name="P1" draw:layer="layout" draw:line-skew="0.27cm" svg:x1="13.325cm" svg:y1="5.55cm" svg:x2="14.736cm" svg:y2="7.351cm" draw:start-shape="id16" draw:start-glue-point="1" draw:end-shape="id11" draw:end-glue-point="6" svg:d="M13325 5550h975v1801h436" svg:viewBox="0 0 1412 1802">
          <text:p/>
        </draw:connector>
        <draw:connector draw:style-name="gr20" draw:text-style-name="P1" draw:layer="layout" draw:line-skew="0.154cm" svg:x1="10.976cm" svg:y1="5.55cm" svg:x2="12.316cm" svg:y2="7.351cm" draw:start-shape="id15" draw:start-glue-point="1" draw:end-shape="id10" draw:end-glue-point="6" svg:d="M10976 5550h824v1801h516" svg:viewBox="0 0 1341 1802">
          <text:p/>
        </draw:connector>
        <draw:connector draw:style-name="gr21" draw:text-style-name="P1" draw:layer="layout" draw:line-skew="0.185cm" svg:x1="8.533cm" svg:y1="5.55cm" svg:x2="9.896cm" svg:y2="7.351cm" draw:start-shape="id14" draw:start-glue-point="1" draw:end-shape="id8" draw:end-glue-point="6" svg:d="M8533 5550h867v1801h496" svg:viewBox="0 0 1364 1802">
          <text:p/>
        </draw:connector>
        <draw:connector draw:style-name="gr22" draw:text-style-name="P1" draw:layer="layout" draw:line-skew="0.17cm" svg:x1="6.183cm" svg:y1="5.55cm" svg:x2="7.476cm" svg:y2="7.351cm" draw:start-shape="id13" draw:start-glue-point="1" draw:end-shape="id7" draw:end-glue-point="6" svg:d="M6183 5550h817v1801h476" svg:viewBox="0 0 1294 1802">
          <text:p/>
        </draw:connector>
        <draw:connector draw:style-name="gr23" draw:text-style-name="P1" draw:layer="layout" draw:line-skew="0.136cm" svg:x1="15.863cm" svg:y1="5.55cm" svg:x2="15.863cm" svg:y2="4.15cm" draw:start-shape="id17" draw:start-glue-point="1" draw:end-shape="id18" draw:end-glue-point="1" svg:d="M15863 5550h654v-1400h-654" svg:viewBox="0 0 655 1401">
          <text:p/>
        </draw:connector>
        <draw:connector draw:style-name="gr24" draw:text-style-name="P1" draw:layer="layout" draw:type="line" svg:x1="14.923cm" svg:y1="4.15cm" svg:x2="13.325cm" svg:y2="4.15cm" draw:start-shape="id18" draw:start-glue-point="3" draw:end-shape="id19" draw:end-glue-point="1" svg:d="M14923 4150h-1598" svg:viewBox="0 0 1599 1">
          <text:p/>
        </draw:connector>
        <draw:connector draw:style-name="gr25" draw:text-style-name="P1" draw:layer="layout" draw:type="line" svg:x1="12.386cm" svg:y1="4.15cm" svg:x2="10.976cm" svg:y2="4.15cm" draw:start-shape="id19" draw:start-glue-point="3" draw:end-shape="id20" draw:end-glue-point="1" svg:d="M12386 4150h-1410" svg:viewBox="0 0 1411 1">
          <text:p/>
        </draw:connector>
        <draw:connector draw:style-name="gr26" draw:text-style-name="P1" draw:layer="layout" draw:type="line" svg:x1="10.036cm" svg:y1="4.15cm" svg:x2="8.533cm" svg:y2="4.15cm" draw:start-shape="id20" draw:start-glue-point="3" draw:end-shape="id21" draw:end-glue-point="1" svg:d="M10036 4150h-1503" svg:viewBox="0 0 1504 1">
          <text:p/>
        </draw:connector>
        <draw:connector draw:style-name="gr27" draw:text-style-name="P1" draw:layer="layout" draw:line-skew="-0.131cm" svg:x1="14.923cm" svg:y1="4.15cm" svg:x2="13.538cm" svg:y2="7.351cm" draw:start-shape="id18" draw:start-glue-point="3" draw:end-shape="id10" draw:end-glue-point="10" svg:d="M14923 4150h-823v3201h-562" svg:viewBox="0 0 1386 3202">
          <text:p/>
        </draw:connector>
        <draw:connector draw:style-name="gr28" draw:text-style-name="P1" draw:layer="layout" draw:line-skew="-0.152cm" svg:x1="12.386cm" svg:y1="4.15cm" svg:x2="11.118cm" svg:y2="7.351cm" draw:start-shape="id19" draw:start-glue-point="3" draw:end-shape="id8" draw:end-glue-point="10" svg:d="M12386 4150h-786v3201h-482" svg:viewBox="0 0 1269 3202">
          <text:p/>
        </draw:connector>
        <draw:connector draw:style-name="gr29" draw:text-style-name="P1" draw:layer="layout" draw:line-skew="-0.268cm" svg:x1="10.036cm" svg:y1="4.15cm" svg:x2="8.698cm" svg:y2="7.351cm" draw:start-shape="id20" draw:start-glue-point="3" draw:end-shape="id7" draw:end-glue-point="10" svg:d="M10036 4150h-936v3201h-402" svg:viewBox="0 0 1339 3202">
          <text:p/>
        </draw:connector>
        <draw:connector draw:style-name="gr30" draw:text-style-name="P1" draw:layer="layout" draw:line-skew="-0.236cm" svg:x1="7.593cm" svg:y1="4.15cm" svg:x2="6.259cm" svg:y2="7.351cm" draw:start-shape="id21" draw:start-glue-point="3" draw:end-shape="id5" draw:end-glue-point="10" svg:d="M7593 4150h-902v3201h-432" svg:viewBox="0 0 1335 3202">
          <text:p/>
        </draw:connector>
        <draw:custom-shape draw:style-name="gr31" draw:text-style-name="P8" xml:id="id22" draw:id="id22" draw:layer="layout" svg:width="0.376cm" svg:height="0.4cm" svg:x="3.6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3.976cm" svg:y1="5.5cm" svg:x2="5.243cm" svg:y2="5.525cm" draw:start-shape="id22" draw:start-glue-point="10" svg:d="M3976 5500l1267 25" svg:viewBox="0 0 1268 26">
          <text:p/>
        </draw:connector>
        <draw:connector draw:style-name="gr33" draw:text-style-name="P1" draw:layer="layout" svg:x1="3.976cm" svg:y1="5.5cm" svg:x2="5.037cm" svg:y2="7.351cm" draw:start-shape="id22" draw:start-glue-point="10" draw:end-shape="id5" draw:end-glue-point="6" svg:d="M3976 5500h531v1851h530" svg:viewBox="0 0 1062 1852">
          <text:p/>
        </draw:connector>
        <draw:custom-shape draw:style-name="gr12" draw:text-style-name="P7" xml:id="id23" draw:id="id23" draw:layer="layout" svg:width="0.94cm" svg:height="1.1cm" svg:x="5.243cm" svg:y="21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4" draw:id="id24" draw:layer="layout" svg:width="0.94cm" svg:height="1.1cm" svg:x="7.593cm" svg:y="21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5" draw:id="id25" draw:layer="layout" svg:width="0.94cm" svg:height="1.1cm" svg:x="10.036cm" svg:y="21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6.183cm" svg:y1="21.55cm" svg:x2="7.593cm" svg:y2="21.55cm" draw:start-shape="id23" draw:start-glue-point="1" draw:end-shape="id24" draw:end-glue-point="3" svg:d="M6183 21550h1410" svg:viewBox="0 0 1411 1">
          <text:p/>
        </draw:connector>
        <draw:connector draw:style-name="gr15" draw:text-style-name="P1" draw:layer="layout" draw:type="line" svg:x1="8.533cm" svg:y1="21.55cm" svg:x2="10.036cm" svg:y2="21.55cm" draw:start-shape="id24" draw:start-glue-point="1" draw:end-shape="id25" draw:end-glue-point="3" svg:d="M8533 21550h1503" svg:viewBox="0 0 1504 1">
          <text:p/>
        </draw:connector>
        <draw:custom-shape draw:style-name="gr31" draw:text-style-name="P8" xml:id="id26" draw:id="id26" draw:layer="layout" svg:width="0.376cm" svg:height="0.4cm" svg:x="3.6cm" svg:y="2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3.976cm" svg:y1="21.5cm" svg:x2="5.243cm" svg:y2="21.525cm" draw:start-shape="id26" draw:start-glue-point="10" svg:d="M3976 21500l1267 25" svg:viewBox="0 0 1268 26">
          <text:p/>
        </draw:connector>
        <draw:custom-shape draw:style-name="gr3" draw:text-style-name="P9" xml:id="id27" draw:id="id27" draw:layer="layout" svg:width="1.222cm" svg:height="1.3cm" svg:x="15.6cm" svg:y="23.3cm">
          <text:p text:style-name="P9"><text:span text:style-name="T2">h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svg:x1="16.822cm" svg:y1="23.95cm" svg:x2="17.789cm" svg:y2="20.5cm" draw:start-shape="id27" draw:start-glue-point="10" draw:end-shape="id28" draw:end-glue-point="8" svg:d="M16822 23950h967v-3450" svg:viewBox="0 0 968 3451">
          <text:p/>
        </draw:connector>
        <draw:frame draw:style-name="gr35" draw:text-style-name="P10" xml:id="id30" draw:id="id30" draw:layer="layout" svg:width="1.8cm" svg:height="0.962cm" svg:x="0.8cm" svg:y="13.9cm">
          <draw:text-box>
            <text:p>x[n]</text:p>
          </draw:text-box>
        </draw:frame>
        <draw:frame draw:style-name="gr35" draw:text-style-name="P10" xml:id="id29" draw:id="id29" draw:layer="layout" svg:width="1.8cm" svg:height="0.962cm" svg:x="19.4cm" svg:y="19.338cm">
          <draw:text-box>
            <text:p>y[n]</text:p>
          </draw:text-box>
        </draw:frame>
        <draw:connector draw:style-name="gr36" draw:text-style-name="P1" draw:layer="layout" draw:type="line" svg:x1="18.4cm" svg:y1="19.85cm" svg:x2="19.4cm" svg:y2="19.819cm" draw:start-shape="id28" draw:start-glue-point="10" draw:end-shape="id29" draw:end-glue-point="3" svg:d="M18400 19850l1000-31" svg:viewBox="0 0 1001 32">
          <text:p/>
        </draw:connector>
        <draw:connector draw:style-name="gr37" draw:text-style-name="P1" draw:layer="layout" draw:type="curve" svg:x1="2.6cm" svg:y1="14.381cm" svg:x2="3.788cm" svg:y2="5.7cm" draw:start-shape="id30" draw:start-glue-point="1" draw:end-shape="id22" draw:end-glue-point="8" svg:d="M2600 14381c792 0 1188-2893 1188-8681" svg:viewBox="0 0 1189 8682">
          <text:p/>
        </draw:connector>
        <draw:connector draw:style-name="gr38" draw:text-style-name="P1" draw:layer="layout" draw:type="curve" svg:x1="2.6cm" svg:y1="14.381cm" svg:x2="3.788cm" svg:y2="21.3cm" draw:start-shape="id30" draw:start-glue-point="1" draw:end-shape="id26" draw:end-glue-point="4" svg:d="M2600 14381c792 0 1188 2306 1188 6919" svg:viewBox="0 0 1189 6920">
          <text:p/>
        </draw:connector>
        <draw:custom-shape draw:style-name="gr39" draw:text-style-name="P4" xml:id="id32" draw:id="id32" draw:layer="layout" svg:width="1.222cm" svg:height="1.3cm" svg:x="5.118cm" svg:y="23.3cm">
          <text:p text:style-name="P4"><text:span text:style-name="T2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33" draw:id="id33" draw:layer="layout" svg:width="1.222cm" svg:height="1.3cm" svg:x="7.562cm" svg:y="23.3cm">
          <text:p text:style-name="P4"><text:span text:style-name="T2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34" draw:id="id34" draw:layer="layout" svg:width="1.222cm" svg:height="1.3cm" svg:x="9.958cm" svg:y="23.3cm">
          <text:p text:style-name="P4"><text:span text:style-name="T2">h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35" draw:id="id35" draw:layer="layout" svg:width="1.222cm" svg:height="1.3cm" svg:x="12.378cm" svg:y="23.3cm">
          <text:p text:style-name="P4"><text:span text:style-name="T2">h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xml:id="id31" draw:id="id31" draw:layer="layout" svg:width="0.94cm" svg:height="1.1cm" svg:x="12.476cm" svg:y="21cm">
          <text:p text:style-name="P7"><text:span text:style-name="T5">z</text:span><text:span text:style-name="T6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0.976cm" svg:y1="21.55cm" svg:x2="12.476cm" svg:y2="21.55cm" draw:start-shape="id25" draw:start-glue-point="1" draw:end-shape="id31" draw:end-glue-point="3" svg:d="M10976 21550h1500" svg:viewBox="0 0 1501 1">
          <text:p/>
        </draw:connector>
        <draw:connector draw:style-name="gr42" draw:text-style-name="P1" draw:layer="layout" draw:type="lines" svg:x1="3.976cm" svg:y1="21.5cm" svg:x2="5.729cm" svg:y2="23.3cm" draw:start-shape="id26" draw:start-glue-point="10" draw:end-shape="id32" draw:end-glue-point="4" svg:d="M3976 21500h519l1234 1282v518" svg:viewBox="0 0 1754 1801">
          <text:p/>
        </draw:connector>
        <draw:connector draw:style-name="gr43" draw:text-style-name="P1" draw:layer="layout" draw:type="lines" svg:x1="6.183cm" svg:y1="21.55cm" svg:x2="8.173cm" svg:y2="23.3cm" draw:start-shape="id23" draw:start-glue-point="1" draw:end-shape="id33" draw:end-glue-point="4" svg:d="M6183 21550h518l1472 1232v518" svg:viewBox="0 0 1991 1751">
          <text:p/>
        </draw:connector>
        <draw:connector draw:style-name="gr44" draw:text-style-name="P1" draw:layer="layout" draw:type="lines" svg:x1="8.533cm" svg:y1="21.55cm" svg:x2="10.569cm" svg:y2="23.3cm" draw:start-shape="id24" draw:start-glue-point="1" draw:end-shape="id34" draw:end-glue-point="4" svg:d="M8533 21550h518l1518 1232v518" svg:viewBox="0 0 2037 1751">
          <text:p/>
        </draw:connector>
        <draw:connector draw:style-name="gr45" draw:text-style-name="P1" draw:layer="layout" draw:type="lines" svg:x1="10.976cm" svg:y1="21.55cm" svg:x2="12.989cm" svg:y2="23.3cm" draw:start-shape="id25" draw:start-glue-point="1" draw:end-shape="id35" draw:end-glue-point="4" svg:d="M10976 21550h518l1495 1232v518" svg:viewBox="0 0 2014 1751">
          <text:p/>
        </draw:connector>
        <draw:connector draw:style-name="gr46" draw:text-style-name="P1" draw:layer="layout" draw:type="lines" draw:line-skew="0cm -0.882cm" svg:x1="15.116cm" svg:y1="21.55cm" svg:x2="16.211cm" svg:y2="23.3cm" draw:start-shape="id36" draw:start-glue-point="1" draw:end-shape="id27" draw:end-glue-point="4" svg:d="M15116 21550h518l577 350v1400" svg:viewBox="0 0 1096 1751">
          <text:p/>
        </draw:connector>
        <draw:line draw:style-name="gr47" draw:text-style-name="P1" draw:layer="layout" svg:x1="4.6cm" svg:y1="24.9cm" svg:x2="13.9cm" svg:y2="23cm">
          <text:p/>
        </draw:line>
        <draw:line draw:style-name="gr47" draw:text-style-name="P1" draw:layer="layout" svg:x1="4.5cm" svg:y1="23.1cm" svg:x2="13.9cm" svg:y2="24.7cm">
          <text:p/>
        </draw:line>
        <draw:connector draw:style-name="gr48" draw:text-style-name="P1" draw:layer="layout" svg:x1="15.982cm" svg:y1="17.952cm" svg:x2="17.789cm" svg:y2="19.2cm" draw:start-shape="id37" draw:start-glue-point="10" draw:end-shape="id28" draw:end-glue-point="4" svg:d="M15982 17952h1807v1248" svg:viewBox="0 0 1808 1249">
          <text:p/>
        </draw:connector>
        <draw:g>
          <draw:custom-shape draw:style-name="gr49" draw:text-style-name="P7" draw:layer="layout" svg:width="0.6cm" svg:height="0.6cm" svg:x="5.378cm" svg:y="8.151cm">
            <text:p text:style-name="P7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5.078cm" svg:y="8.0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7.77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7.478cm" svg:y="8.001cm">
            <draw:text-box>
              <text:p text:style-name="P11"><text:span text:style-name="T5">z</text:span><text:span text:style-name="T6">-1</text:span></text:p>
            </draw:text-box>
          </draw:frame>
        </draw:g>
        <draw:g>
          <draw:custom-shape draw:style-name="gr49" draw:text-style-name="P7" draw:layer="layout" svg:width="0.6cm" svg:height="0.6cm" svg:x="10.17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9.878cm" svg:y="8.0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12.67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2.378cm" svg:y="8.001cm">
            <draw:text-box>
              <text:p text:style-name="P11"><text:span text:style-name="T5">z</text:span><text:span text:style-name="T6">-1</text:span></text:p>
            </draw:text-box>
          </draw:frame>
        </draw:g>
        <draw:g>
          <draw:custom-shape draw:style-name="gr49" draw:text-style-name="P7" draw:layer="layout" svg:width="0.6cm" svg:height="0.6cm" svg:x="15.07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4.778cm" svg:y="8.0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7.778cm" svg:y="1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7.478cm" svg:y="10.8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10.178cm" svg:y="1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9.878cm" svg:y="10.801cm">
            <draw:text-box>
              <text:p text:style-name="P11"><text:span text:style-name="T5">z</text:span><text:span text:style-name="T6">-1</text:span></text:p>
            </draw:text-box>
          </draw:frame>
        </draw:g>
        <draw:g>
          <draw:custom-shape draw:style-name="gr49" draw:text-style-name="P7" draw:layer="layout" svg:width="0.6cm" svg:height="0.6cm" svg:x="12.678cm" svg:y="1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2.378cm" svg:y="10.8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15.078cm" svg:y="1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4.778cm" svg:y="10.8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connector draw:style-name="gr1" draw:text-style-name="P1" draw:layer="layout" svg:x1="4.45cm" svg:y1="11.762cm" svg:x2="5.038cm" svg:y2="12.751cm" draw:start-shape="id38" draw:start-glue-point="2" draw:end-shape="id39" draw:end-glue-point="6" svg:d="M4450 11762v989h588" svg:viewBox="0 0 589 990">
          <text:p/>
        </draw:connector>
        <draw:custom-shape draw:style-name="gr51" draw:text-style-name="P6" xml:id="id39" draw:id="id39" draw:layer="layout" svg:width="1.221cm" svg:height="1.3cm" svg:x="5.038cm" svg:y="12.101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5.648cm" svg:y1="10.8cm" svg:x2="5.649cm" svg:y2="12.101cm" draw:start-shape="id6" draw:start-glue-point="8" draw:end-shape="id39" draw:end-glue-point="4" svg:d="M5648 10800l1 1301" svg:viewBox="0 0 2 1302">
          <text:p/>
        </draw:connector>
        <draw:g>
          <draw:custom-shape draw:style-name="gr49" draw:text-style-name="P7" draw:layer="layout" svg:width="0.6cm" svg:height="0.6cm" svg:x="5.378cm" svg:y="10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5.078cm" svg:y="10.801cm">
            <draw:text-box>
              <text:p text:style-name="P11"><text:span text:style-name="T5">z</text:span><text:span text:style-name="T6">-1</text:span></text:p>
            </draw:text-box>
          </draw:frame>
        </draw:g>
        <draw:frame draw:style-name="gr52" draw:text-style-name="P12" xml:id="id38" draw:id="id38" draw:layer="layout" svg:width="0.9cm" svg:height="0.962cm" svg:x="4cm" svg:y="10.8cm">
          <draw:text-box>
            <text:p text:style-name="P11">0</text:p>
          </draw:text-box>
        </draw:frame>
        <draw:connector draw:style-name="gr1" draw:text-style-name="P1" draw:layer="layout" svg:x1="10.53cm" svg:y1="13.4cm" svg:x2="14.759cm" svg:y2="15.351cm" draw:start-shape="id2" draw:start-glue-point="8" draw:end-shape="id40" draw:end-glue-point="6" svg:d="M10530 13400v1951h4229" svg:viewBox="0 0 4230 1952">
          <text:p/>
        </draw:connector>
        <draw:custom-shape draw:style-name="gr39" draw:text-style-name="P6" xml:id="id40" draw:id="id40" draw:layer="layout" svg:width="1.222cm" svg:height="1.3cm" svg:x="14.759cm" svg:y="14.701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5.369cm" svg:y1="13.4cm" svg:x2="15.37cm" svg:y2="14.701cm" draw:start-shape="id4" draw:start-glue-point="8" draw:end-shape="id40" draw:end-glue-point="4" svg:d="M15369 13400l1 1301" svg:viewBox="0 0 2 1302">
          <text:p/>
        </draw:connector>
        <draw:connector draw:style-name="gr1" draw:text-style-name="P1" draw:layer="layout" svg:x1="4.45cm" svg:y1="14.662cm" svg:x2="5.078cm" svg:y2="15.352cm" draw:start-shape="id41" draw:start-glue-point="2" draw:end-shape="id42" draw:end-glue-point="6" svg:d="M4450 14662v690h628" svg:viewBox="0 0 629 691">
          <text:p/>
        </draw:connector>
        <draw:custom-shape draw:style-name="gr39" draw:text-style-name="P6" xml:id="id42" draw:id="id42" draw:layer="layout" svg:width="1.222cm" svg:height="1.3cm" svg:x="5.078cm" svg:y="14.702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5.688cm" svg:y1="13.401cm" svg:x2="5.689cm" svg:y2="14.702cm" draw:end-shape="id42" draw:end-glue-point="4" svg:d="M5688 13401l1 1301" svg:viewBox="0 0 2 1302">
          <text:p/>
        </draw:connector>
        <draw:frame draw:style-name="gr52" draw:text-style-name="P12" xml:id="id41" draw:id="id41" draw:layer="layout" svg:width="0.9cm" svg:height="0.962cm" svg:x="4cm" svg:y="13.7cm">
          <draw:text-box>
            <text:p text:style-name="P11">0</text:p>
          </draw:text-box>
        </draw:frame>
        <draw:connector draw:style-name="gr1" draw:text-style-name="P1" draw:layer="layout" svg:x1="5.689cm" svg:y1="16.002cm" svg:x2="14.76cm" svg:y2="17.952cm" draw:start-shape="id42" draw:start-glue-point="8" draw:end-shape="id37" draw:end-glue-point="6" svg:d="M5689 16002v1950h9071" svg:viewBox="0 0 9072 1951">
          <text:p/>
        </draw:connector>
        <draw:custom-shape draw:style-name="gr39" draw:text-style-name="P6" xml:id="id37" draw:id="id37" draw:layer="layout" svg:width="1.222cm" svg:height="1.3cm" svg:x="14.76cm" svg:y="17.302cm">
          <text:p text:style-name="P6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5.37cm" svg:y1="16.001cm" svg:x2="15.371cm" svg:y2="17.302cm" draw:end-shape="id37" draw:end-glue-point="4" svg:d="M15370 16001l1 1301" svg:viewBox="0 0 2 1302">
          <text:p/>
        </draw:connector>
        <draw:g>
          <draw:custom-shape draw:style-name="gr49" draw:text-style-name="P7" draw:layer="layout" svg:width="0.6cm" svg:height="0.6cm" svg:x="15.078cm" svg:y="13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4.778cm" svg:y="13.4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15.078cm" svg:y="16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14.778cm" svg:y="16.001cm">
            <draw:text-box>
              <text:p text:style-name="P11"><text:span text:style-name="T5">z</text:span><text:span text:style-name="T6">-1</text:span></text:p>
            </draw:text-box>
          </draw:frame>
        </draw:g>
        <draw:g>
          <draw:custom-shape draw:style-name="gr49" draw:text-style-name="P7" draw:layer="layout" svg:width="0.6cm" svg:height="0.6cm" svg:x="5.378cm" svg:y="16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5.078cm" svg:y="16.0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g>
          <draw:custom-shape draw:style-name="gr49" draw:text-style-name="P7" draw:layer="layout" svg:width="0.6cm" svg:height="0.6cm" svg:x="5.378cm" svg:y="13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5.078cm" svg:y="13.401cm">
            <draw:text-box>
              <text:p text:style-name="P11"><text:span text:style-name="T5">z</text:span><text:span text:style-name="T6">-1</text:span></text:p>
            </draw:text-box>
          </draw:frame>
        </draw:g>
        <draw:g>
          <draw:custom-shape draw:style-name="gr49" draw:text-style-name="P7" draw:layer="layout" svg:width="0.6cm" svg:height="0.6cm" svg:x="10.278cm" svg:y="13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12" draw:layer="layout" svg:width="1.2cm" svg:height="0.9cm" svg:x="9.978cm" svg:y="13.401cm">
            <draw:text-box>
              <text:p text:style-name="P11"><text:span text:style-name="T5">z</text:span><text:span text:style-name="T6">-</text:span><text:span text:style-name="T6">1</text:span></text:p>
            </draw:text-box>
          </draw:frame>
        </draw:g>
        <draw:custom-shape draw:style-name="gr40" draw:text-style-name="P13" xml:id="id36" draw:id="id36" draw:layer="layout" svg:width="0.94cm" svg:height="1.1cm" svg:x="14.176cm" svg:y="21cm">
          <text:p text:style-name="P13"><text:span text:style-name="T7">z</text:span><text:span text:style-name="T8">-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3.416cm" svg:y1="21.55cm" svg:x2="14.176cm" svg:y2="21.55cm" draw:start-shape="id31" draw:start-glue-point="1" draw:end-shape="id36" draw:end-glue-point="3" svg:d="M13416 21550h760" svg:viewBox="0 0 761 1">
          <text:p/>
        </draw:connector>
        <draw:line draw:style-name="gr47" draw:text-style-name="P1" draw:layer="layout" svg:x1="4cm" svg:y1="11.4cm" svg:x2="6.278cm" svg:y2="13.6cm">
          <text:p/>
        </draw:line>
        <draw:line draw:style-name="gr47" draw:text-style-name="P1" draw:layer="layout" svg:x1="3.788cm" svg:y1="14cm" svg:x2="6.278cm" svg:y2="1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stem" svg:font-family="System"/>
    <style:font-face style:name="System1" svg:font-family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0" draw:display-name="Extrémités de flèche 50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4" draw:display-name="Extrémités de flèche 54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3-07-31T16:02:11.521586542</meta:creation-date>
    <dc:date>2023-08-03T22:44:57.851316715</dc:date>
    <dc:creator>Cedric Viou</dc:creator>
    <meta:editing-duration>P2DT4H30M44S</meta:editing-duration>
    <meta:editing-cycles>7</meta:editing-cycles>
    <meta:generator>LibreOffice/7.3.7.2$Linux_X86_64 LibreOffice_project/30$Build-2</meta:generator>
    <meta:printed-by>Cedric Viou</meta:printed-by>
    <meta:print-date>2023-08-03T16:19:56.263500801</meta:print-date>
    <meta:document-statistic meta:object-count="143"/>
  </office:meta>
</office:document-meta>
</file>